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a54f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eb2c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83321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5b828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16a54f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3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16a54f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16eb2c" officeooo:paragraph-rsid="0016eb2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1ea69a" style:font-size-asian="9.60000038146973pt" style:font-weight-asian="bold" style:font-size-complex="1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21a9ea"/>
    </style:style>
    <style:style style:name="P3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2fa979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fo:font-weight="normal" officeooo:rsid="00177c41" style:font-size-asian="10pt" style:font-weight-asian="normal" style:font-size-complex="10pt" style:font-weight-complex="normal"/>
    </style:style>
    <style:style style:name="T11" style:family="text">
      <style:text-properties fo:color="#666666" loext:opacity="100%" fo:font-size="10pt" fo:font-weight="normal" officeooo:rsid="001ea69a" style:font-size-asian="10pt" style:font-weight-asian="normal" style:font-size-complex="10pt" style:font-weight-complex="normal"/>
    </style:style>
    <style:style style:name="T12" style:family="text">
      <style:text-properties fo:color="#666666" loext:opacity="100%" fo:font-size="10pt" fo:font-weight="normal" officeooo:rsid="0020092d" style:font-size-asian="10pt" style:font-weight-asian="normal" style:font-size-complex="10pt" style:font-weight-complex="normal"/>
    </style:style>
    <style:style style:name="T13" style:family="text">
      <style:text-properties fo:color="#666666" loext:opacity="100%" fo:font-size="10pt" officeooo:rsid="0016293c" style:font-size-asian="10pt" style:font-size-complex="10pt"/>
    </style:style>
    <style:style style:name="T14" style:family="text">
      <style:text-properties fo:color="#666666" loext:opacity="100%" officeooo:rsid="00026bc3"/>
    </style:style>
    <style:style style:name="T15" style:family="text">
      <style:text-properties fo:color="#666666" loext:opacity="100%" officeooo:rsid="00043581"/>
    </style:style>
    <style:style style:name="T16" style:family="text">
      <style:text-properties fo:color="#666666" loext:opacity="100%" style:font-name="Georgia" fo:font-weight="normal" style:font-weight-asian="normal" style:font-weight-complex="normal"/>
    </style:style>
    <style:style style:name="T17" style:family="text">
      <style:text-properties fo:color="#666666" loext:opacity="100%" style:font-name="Georgia" fo:font-weight="normal" officeooo:rsid="0016eb2c" style:font-weight-asian="normal" style:font-weight-complex="normal"/>
    </style:style>
    <style:style style:name="T18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20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21" style:family="text">
      <style:text-properties fo:color="#666666" loext:opacity="100%" officeooo:rsid="000ce2b4"/>
    </style:style>
    <style:style style:name="T22" style:family="text">
      <style:text-properties fo:color="#666666" loext:opacity="100%" fo:font-weight="bold" officeooo:rsid="00027eae" style:font-weight-asian="bold" style:font-weight-complex="bold"/>
    </style:style>
    <style:style style:name="T23" style:family="text">
      <style:text-properties fo:color="#666666" loext:opacity="100%" officeooo:rsid="0021a9ea"/>
    </style:style>
    <style:style style:name="T24" style:family="text">
      <style:text-properties fo:color="#666666" loext:opacity="100%" officeooo:rsid="0024dfc0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fo:font-weight="normal" officeooo:rsid="00027eae" style:font-weight-asian="normal" style:font-weight-complex="normal"/>
    </style:style>
    <style:style style:name="T27" style:family="text">
      <style:text-properties fo:color="#000000" loext:opacity="100%" fo:font-weight="normal" officeooo:rsid="0007ef1a" style:font-weight-asian="normal" style:font-weight-complex="normal"/>
    </style:style>
    <style:style style:name="T28" style:family="text">
      <style:text-properties fo:color="#000000" loext:opacity="100%" fo:font-weight="normal" officeooo:rsid="0009b6cc" style:font-weight-asian="normal" style:font-weight-complex="normal"/>
    </style:style>
    <style:style style:name="T29" style:family="text">
      <style:text-properties fo:color="#000000" loext:opacity="100%" fo:font-weight="normal" officeooo:rsid="000ce2b4" style:font-weight-asian="normal" style:font-weight-complex="normal"/>
    </style:style>
    <style:style style:name="T30" style:family="text">
      <style:text-properties fo:color="#000000" loext:opacity="100%" fo:font-weight="normal" officeooo:rsid="0010362f" style:font-weight-asian="normal" style:font-weight-complex="normal"/>
    </style:style>
    <style:style style:name="T31" style:family="text">
      <style:text-properties fo:color="#000000" loext:opacity="100%" fo:font-weight="normal" officeooo:rsid="0016a54f" style:font-weight-asian="normal" style:font-weight-complex="normal"/>
    </style:style>
    <style:style style:name="T32" style:family="text">
      <style:text-properties fo:color="#000000" loext:opacity="100%" fo:font-weight="normal" officeooo:rsid="0016eb2c" style:font-weight-asian="normal" style:font-weight-complex="normal"/>
    </style:style>
    <style:style style:name="T33" style:family="text">
      <style:text-properties fo:color="#000000" loext:opacity="100%" fo:font-weight="normal" officeooo:rsid="00177c41" style:font-weight-asian="normal" style:font-weight-complex="normal"/>
    </style:style>
    <style:style style:name="T34" style:family="text">
      <style:text-properties fo:color="#000000" loext:opacity="100%" fo:font-weight="normal" officeooo:rsid="001a3f87" style:font-weight-asian="normal" style:font-weight-complex="normal"/>
    </style:style>
    <style:style style:name="T35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37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38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Georgia" fo:font-size="12pt" fo:font-weight="bold" officeooo:rsid="000ce2b4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Georgia" fo:font-size="12pt" fo:font-weight="bold" officeooo:rsid="00238b4b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Georgia" fo:font-size="12pt" fo:font-weight="bold" officeooo:rsid="0033aca8" style:font-size-asian="12pt" style:font-weight-asian="bold" style:font-size-complex="12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27eae" style:font-weight-asian="bold" style:font-weight-complex="bold"/>
    </style:style>
    <style:style style:name="T44" style:family="text">
      <style:text-properties fo:font-weight="bold" officeooo:rsid="0004b79c" style:font-weight-asian="bold" style:font-weight-complex="bold"/>
    </style:style>
    <style:style style:name="T45" style:family="text">
      <style:text-properties fo:font-weight="bold" officeooo:rsid="0006d7b1" style:font-weight-asian="bold" style:font-weight-complex="bold"/>
    </style:style>
    <style:style style:name="T46" style:family="text">
      <style:text-properties fo:font-weight="bold" officeooo:rsid="000ce2b4" style:font-weight-asian="bold" style:font-weight-complex="bold"/>
    </style:style>
    <style:style style:name="T47" style:family="text">
      <style:text-properties fo:font-weight="bold" officeooo:rsid="00183321" style:font-weight-asian="bold" style:font-weight-complex="bold"/>
    </style:style>
    <style:style style:name="T48" style:family="text">
      <style:text-properties fo:font-weight="bold" officeooo:rsid="00187a01" style:font-weight-asian="bold" style:font-weight-complex="bold"/>
    </style:style>
    <style:style style:name="T49" style:family="text">
      <style:text-properties fo:font-weight="bold" officeooo:rsid="0018f080" style:font-weight-asian="bold" style:font-weight-complex="bold"/>
    </style:style>
    <style:style style:name="T50" style:family="text">
      <style:text-properties fo:font-weight="bold" officeooo:rsid="001bf025" style:font-weight-asian="bold" style:font-weight-complex="bold"/>
    </style:style>
    <style:style style:name="T51" style:family="text">
      <style:text-properties fo:font-weight="bold" officeooo:rsid="0028e29f" style:font-weight-asian="bold" style:font-weight-complex="bold"/>
    </style:style>
    <style:style style:name="T52" style:family="text">
      <style:text-properties fo:font-weight="bold" officeooo:rsid="002b119e" style:font-weight-asian="bold" style:font-weight-complex="bold"/>
    </style:style>
    <style:style style:name="T53" style:family="text">
      <style:text-properties fo:font-weight="bold" officeooo:rsid="002fa979" style:font-weight-asian="bold" style:font-weight-complex="bold"/>
    </style:style>
    <style:style style:name="T54" style:family="text">
      <style:text-properties fo:font-weight="bold" officeooo:rsid="0032c5c7" style:font-weight-asian="bold" style:font-weight-complex="bold"/>
    </style:style>
    <style:style style:name="T55" style:family="text">
      <style:text-properties officeooo:rsid="00027eae"/>
    </style:style>
    <style:style style:name="T56" style:family="text">
      <style:text-properties officeooo:rsid="0004b79c"/>
    </style:style>
    <style:style style:name="T57" style:family="text">
      <style:text-properties style:font-name="Georgia"/>
    </style:style>
    <style:style style:name="T58" style:family="text">
      <style:text-properties style:font-name="Georgia" fo:font-size="12pt" style:font-size-asian="12pt" style:font-size-complex="12pt"/>
    </style:style>
    <style:style style:name="T59" style:family="text">
      <style:text-properties style:font-name="Georgia" fo:font-size="12pt" officeooo:rsid="0016a54f" style:font-size-asian="12pt" style:font-size-complex="12pt"/>
    </style:style>
    <style:style style:name="T60" style:family="text">
      <style:text-properties officeooo:rsid="0006d7b1"/>
    </style:style>
    <style:style style:name="T61" style:family="text">
      <style:text-properties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63" style:family="text">
      <style:text-properties officeooo:rsid="000ce2b4"/>
    </style:style>
    <style:style style:name="T64" style:family="text">
      <style:text-properties officeooo:rsid="000d385f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officeooo:rsid="0016a54f"/>
    </style:style>
    <style:style style:name="T67" style:family="text">
      <style:text-properties officeooo:rsid="0016eb2c"/>
    </style:style>
    <style:style style:name="T68" style:family="text">
      <style:text-properties officeooo:rsid="00177c41"/>
    </style:style>
    <style:style style:name="T69" style:family="text">
      <style:text-properties officeooo:rsid="00183321"/>
    </style:style>
    <style:style style:name="T70" style:family="text">
      <style:text-properties officeooo:rsid="00187a01"/>
    </style:style>
    <style:style style:name="T71" style:family="text">
      <style:text-properties officeooo:rsid="0018f080"/>
    </style:style>
    <style:style style:name="T72" style:family="text">
      <style:text-properties officeooo:rsid="001bf025"/>
    </style:style>
    <style:style style:name="T73" style:family="text">
      <style:text-properties officeooo:rsid="002a0047"/>
    </style:style>
    <style:style style:name="T74" style:family="text">
      <style:text-properties officeooo:rsid="002b119e"/>
    </style:style>
    <style:style style:name="T75" style:family="text">
      <style:text-properties officeooo:rsid="002bc23e"/>
    </style:style>
    <style:style style:name="T76" style:family="text">
      <style:text-properties officeooo:rsid="002dbb50"/>
    </style:style>
    <style:style style:name="T77" style:family="text">
      <style:text-properties officeooo:rsid="002fa979"/>
    </style:style>
    <style:style style:name="T78" style:family="text">
      <style:text-properties officeooo:rsid="0030d1ab"/>
    </style:style>
    <style:style style:name="T79" style:family="text">
      <style:text-properties officeooo:rsid="003154b3"/>
    </style:style>
    <style:style style:name="T80" style:family="text">
      <style:text-properties officeooo:rsid="0032c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ANIEL SCANU</text:p>
      <text:p text:style-name="P35"><text:span text:style-name="T8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61">daniel</text:span><text:span text:style-name="T62">keq</text:span><text:span text:style-name="T61">@</text:span><text:span text:style-name="T62">gmail</text:span><text:span text:style-name="T61">.</text:span><text:span text:style-name="T62">com</text:span></text:a><text:span text:style-name="T2"> </text:span><text:span text:style-name="T5">| </text:span><text:a xlink:type="simple" xlink:href="https://ddaniel.dev/" text:style-name="Internet_20_link" text:visited-style-name="Visited_20_Internet_20_Link"><text:span text:style-name="T12">Website</text:span></text:a><text:span text:style-name="T12"> |</text:span><text:span text:style-name="T5"> </text:span><text:a xlink:type="simple" xlink:href="https://github.com/Myphz" text:style-name="Internet_20_link" text:visited-style-name="Visited_20_Internet_20_Link"><text:span text:style-name="T11">GitHub</text:span></text:a><text:span text:style-name="T2"> </text:span><text:span text:style-name="T9">| </text:span><text:a xlink:type="simple" xlink:href="https://www.linkedin.com/in/danielscanu/" text:style-name="Internet_20_link" text:visited-style-name="Visited_20_Internet_20_Link"><text:span text:style-name="T11">LinkedIn</text:span></text:a></text:p>
      <text:p text:style-name="P27"/>
      <text:p text:style-name="P26">Skills</text:p>
      <text:p text:style-name="P28"><text:span text:style-name="T1">Languages:<text:tab/></text:span><text:tab/><text:span text:style-name="T25">Python, JavaScript, TypeScript, Rust, Java, C, </text:span><text:span text:style-name="T27">C++, </text:span><text:span text:style-name="T25">SASS, CSS, HTML, SQL</text:span></text:p>
      <text:p text:style-name="P28"><text:span text:style-name="T1">Technologies:<text:tab/></text:span><text:tab/><text:span text:style-name="T25">Vue, React, NodeJS, </text:span><text:span text:style-name="T31">Supabase, Firebase, </text:span><text:span text:style-name="T25">Vite, Express, MongoDB, </text:span><text:span text:style-name="T33">RESTful &amp; </text:span><text:span text:style-name="T27">GraphQL <text:tab/><text:tab/><text:tab/></text:span><text:span text:style-name="T33">APIs, </text:span><text:span text:style-name="T27">Next.</text:span><text:span text:style-name="T34">js</text:span><text:span text:style-name="T27">, </text:span><text:span text:style-name="T26">Astro</text:span><text:span text:style-name="T25">, Flask, Git, </text:span><text:span text:style-name="T28">Linux, </text:span><text:span text:style-name="T25">Shell, </text:span><text:span text:style-name="T29">Svelte, </text:span><text:span text:style-name="T32">SvelteKit, </text:span><text:span text:style-name="T29">Strapi, Zustand</text:span><text:span text:style-name="T30">, Tailwind</text:span></text:p>
      <text:p text:style-name="P17"/>
      <text:p text:style-name="P25">Professional Experience</text:p>
      <text:p text:style-name="P8"><text:span text:style-name="T23">ContinuumLab</text:span><text:span text:style-name="T55"><text:tab/><text:tab/><text:tab/> <text:s text:c="81"/></text:span><text:span text:style-name="T21">San Francisco</text:span><text:span text:style-name="T15">, </text:span><text:span text:style-name="T21">USA (remote)</text:span></text:p>
      <text:p text:style-name="P36"><text:span text:style-name="T41">Senior</text:span><text:span text:style-name="T39"> Front</text:span><text:span text:style-name="T38"> </text:span><text:span text:style-name="T39">End </text:span><text:span text:style-name="T38">Developer</text:span><text:span text:style-name="T35"><text:tab/><text:tab/><text:tab/><text:tab/><text:tab/><text:tab/><text:tab/><text:tab/> <text:s/></text:span><text:span text:style-name="T19">Nov</text:span><text:span text:style-name="T36"> </text:span><text:span text:style-name="T19">2022 - Current</text:span></text:p>
      <text:p text:style-name="P29"><text:span text:style-name="T63">V</text:span>enture firm focused on startup innovation, incubation, and investment</text:p>
      <text:p text:style-name="P8">• <text:span text:style-name="T63">Develop </text:span><text:span text:style-name="T78">and</text:span><text:span text:style-name="T63"> architect web interface </text:span><text:span text:style-name="T69">with </text:span><text:span text:style-name="T47">Next.js</text:span><text:span text:style-name="T69"> and </text:span><text:span text:style-name="T47">TailwindCSS</text:span><text:span text:style-name="T63"> for </text:span><text:span text:style-name="T79">a</text:span><text:span text:style-name="T46"> social media platform</text:span></text:p>
      <text:p text:style-name="P39"><text:span text:style-name="T46">• </text:span><text:span text:style-name="T63">Implement </text:span><text:span text:style-name="T46">interactive canvas system</text:span><text:span text:style-name="T63"> with dynamic elements and advanced user interactions</text:span></text:p>
      <text:p text:style-name="P8">• <text:span text:style-name="T63">Set up back-end communication with </text:span><text:span text:style-name="T46">Strapi CMS </text:span><text:span text:style-name="T63">using</text:span><text:span text:style-name="T46"> GraphQL</text:span></text:p>
      <text:p text:style-name="P39"><text:span text:style-name="T46">• </text:span><text:span text:style-name="T53">Integrate</text:span><text:span text:style-name="T63"> </text:span><text:span text:style-name="T77">with AI </text:span><text:span text:style-name="T80">technologies,</text:span><text:span text:style-name="T77"> </text:span><text:span text:style-name="T80">including public </text:span><text:span text:style-name="T77">LLMs </text:span><text:span text:style-name="T80">and proprietary in-house models</text:span></text:p>
      <text:p text:style-name="P11">• <text:span text:style-name="T63">Display </text:span><text:span text:style-name="T46">real-time data</text:span><text:span text:style-name="T63"> </text:span><text:span text:style-name="T80">using Server-Sent Events</text:span><text:span text:style-name="T63"> </text:span><text:span text:style-name="T80">(</text:span><text:span text:style-name="T46">SSE</text:span><text:span text:style-name="T80">) </text:span><text:span text:style-name="T63">and </text:span><text:span text:style-name="T46">WebSockets</text:span></text:p>
      <text:p text:style-name="P7">• <text:span text:style-name="T74">Develop </text:span><text:span text:style-name="T80">authentication integration</text:span><text:span text:style-name="T56"> with </text:span><text:span text:style-name="T53">Keycloak</text:span><text:span text:style-name="T63"> </text:span><text:span text:style-name="T80">and</text:span><text:span text:style-name="T72"> </text:span><text:span text:style-name="T80">manage </text:span><text:span text:style-name="T72">complex state logic </text:span><text:span text:style-name="T80">using</text:span><text:span text:style-name="T72"> </text:span><text:span text:style-name="T50">Zustand</text:span></text:p>
      <text:p text:style-name="P7">• <text:span text:style-name="T46">Lead</text:span><text:span text:style-name="T52">ing</text:span><text:span text:style-name="T46"> developer team with success</text:span></text:p>
      <text:p text:style-name="P12"/>
      <text:p text:style-name="P2"><text:span text:style-name="T24">Way AS</text:span><text:span text:style-name="T55"><text:tab/><text:tab/><text:tab/><text:tab/><text:tab/><text:tab/> <text:s text:c="3"/><text:tab/> <text:s text:c="55"/></text:span><text:span text:style-name="T15">Trondheim, Norway</text:span></text:p>
      <text:p text:style-name="P37"><text:span text:style-name="T65">Full Stack Developer<text:tab/></text:span><text:tab/><text:tab/><text:tab/><text:tab/><text:tab/><text:tab/><text:tab/> <text:s text:c="10"/><text:span text:style-name="T4">Aug 2022 – </text:span><text:span text:style-name="T7">Jun 2023</text:span></text:p>
      <text:p text:style-name="P41">Simulator-based driving school</text:p>
      <text:p text:style-name="P2">• <text:span text:style-name="T56">Handle</text:span><text:span text:style-name="T73">d</text:span><text:span text:style-name="T56"> users’ data with </text:span><text:span text:style-name="T44">real-time GraphQL queries &amp; mutations</text:span></text:p>
      <text:p text:style-name="P2">• <text:span text:style-name="T56">Architect</text:span><text:span text:style-name="T73">ed</text:span><text:span text:style-name="T56"> </text:span><text:span text:style-name="T63">and</text:span><text:span text:style-name="T56"> bui</text:span><text:span text:style-name="T73">lt</text:span><text:span text:style-name="T56"> </text:span><text:span text:style-name="T44">booking &amp; payment infrastructure</text:span><text:span text:style-name="T56"> </text:span><text:span text:style-name="T71">using</text:span><text:span text:style-name="T56"> </text:span><text:span text:style-name="T49">microservices</text:span><text:span text:style-name="T71"> with </text:span><text:span text:style-name="T49">Apollo server</text:span></text:p>
      <text:p text:style-name="P2">• <text:span text:style-name="T56">Develop</text:span><text:span text:style-name="T73">ed</text:span><text:span text:style-name="T56"> </text:span><text:span text:style-name="T48">Vue 3</text:span><text:span text:style-name="T70"> + </text:span><text:span text:style-name="T48">React Native</text:span><text:span text:style-name="T70"> </text:span><text:span text:style-name="T56">front-end interface from Figma design sketches &amp; design system</text:span></text:p>
      <text:p text:style-name="P6">• <text:span text:style-name="T60">Set up </text:span><text:span text:style-name="T49">automatic CI/CD</text:span><text:span text:style-name="T45"> pipelines</text:span><text:span text:style-name="T60"> to handle automatic app versioning and building</text:span></text:p>
      <text:p text:style-name="P3">• <text:span text:style-name="T73">Integrated</text:span><text:span text:style-name="T56"> with </text:span><text:span text:style-name="T44">payment providers</text:span><text:span text:style-name="T56">, </text:span><text:span text:style-name="T49">Stripe</text:span><text:span text:style-name="T71">, </text:span><text:span text:style-name="T44">Google Firebase</text:span><text:span text:style-name="T56"> and </text:span><text:span text:style-name="T44">Google Cloud</text:span><text:span text:style-name="T56"> platforms</text:span></text:p>
      <text:p text:style-name="P16"><text:span text:style-name="T20"/></text:p>
      <text:p text:style-name="P14"><text:span text:style-name="T24">pianobit s.r.l</text:span><text:tab/><text:tab/><text:tab/><text:tab/><text:tab/><text:tab/><text:tab/> <text:s text:c="67"/><text:span text:style-name="T14">Italy </text:span><text:span text:style-name="T21">(r</text:span><text:span text:style-name="T14">emote</text:span><text:span text:style-name="T21">)</text:span></text:p>
      <text:p text:style-name="P38"><text:span text:style-name="T65">Full Stack Developer<text:tab/></text:span><text:tab/><text:tab/><text:tab/><text:tab/><text:tab/><text:tab/><text:tab/><text:tab/> <text:s text:c="2"/><text:span text:style-name="T2">Jun 202</text:span><text:span text:style-name="T6">0</text:span><text:span text:style-name="T2"> - </text:span><text:span text:style-name="T3">Jul</text:span><text:span text:style-name="T2"> 202</text:span><text:span text:style-name="T3">2</text:span></text:p>
      <text:p text:style-name="P30">NodeJS Full Stack web application development</text:p>
      <text:p text:style-name="P5">• Built <text:span text:style-name="T42">back-end microservices architecture</text:span> <text:span text:style-name="T56">with custom authentication </text:span><text:span text:style-name="T64">system </text:span><text:span text:style-name="T56">and cryptography </text:span><text:span text:style-name="T64">solutions</text:span></text:p>
      <text:p text:style-name="P5">• Led project to develop <text:span text:style-name="T42">front-end</text:span> interface with Vue and Vuex <text:span text:style-name="T56">for file sharing</text:span></text:p>
      <text:p text:style-name="P5">• Contributed to <text:span text:style-name="T42">real-time</text:span> trading application, <text:span text:style-name="T56">handling </text:span><text:span text:style-name="T71">web </text:span><text:span text:style-name="T56">socket connections and real time feeds</text:span></text:p>
      <text:p text:style-name="P10">• <text:span text:style-name="T43">Result</text:span><text:span text:style-name="T51">ed</text:span><text:span text:style-name="T43"> in</text:span><text:span text:style-name="T55"> </text:span><text:span text:style-name="T43">100% satisfaction from customer</text:span></text:p>
      <text:p text:style-name="P13"><text:span text:style-name="T22"/></text:p>
      <text:p text:style-name="P1"><text:span text:style-name="T20">Software engineer – Python tutor<text:tab/></text:span><text:span text:style-name="T37"><text:tab/><text:tab/><text:tab/><text:tab/><text:tab/> <text:s text:c="12"/><text:tab/> <text:s text:c="12"/></text:span><text:span text:style-name="T20"><text:s/>Worldwide (Remote)</text:span></text:p>
      <text:p text:style-name="P19"><text:span text:style-name="T65">Freelancer</text:span><text:tab/><text:tab/><text:tab/><text:tab/><text:tab/><text:tab/><text:tab/><text:tab/><text:tab/> <text:s text:c="12"/><text:tab/> <text:s text:c="2"/><text:span text:style-name="T3">J</text:span><text:span text:style-name="T6">an</text:span><text:span text:style-name="T2"> 20</text:span><text:span text:style-name="T6">18</text:span><text:span text:style-name="T2"> – </text:span><text:span text:style-name="T10">Jul 2020</text:span></text:p>
      <text:p text:style-name="P31"><text:span text:style-name="T55">Programmer</text:span> and private tutor</text:p>
      <text:p text:style-name="P2">• <text:span text:style-name="T55">Work</text:span><text:span text:style-name="T75">ed</text:span><text:span text:style-name="T55"> for </text:span><text:span text:style-name="T43">hundreds of private customers</text:span><text:span text:style-name="T55"> all over the world</text:span></text:p>
      <text:p text:style-name="P2">• <text:span text:style-name="T75">Provided a</text:span><text:span text:style-name="T55">dvanced </text:span><text:span text:style-name="T43">tutoring sessions</text:span><text:span text:style-name="T55"> about Python and general computer science concepts</text:span></text:p>
      <text:p text:style-name="P3">• <text:span text:style-name="T76">Earned</text:span><text:span text:style-name="T75"> h</text:span><text:span text:style-name="T55">undreds of 5-star reviews</text:span></text:p>
      <text:p text:style-name="P15"/>
      <text:p text:style-name="P24">Projects</text:p>
      <text:p text:style-name="P21"><text:span text:style-name="T58">Personal portfolio <text:s text:c="2"/></text:span><text:span text:style-name="T57"><text:s text:c="9"/><text:tab/><text:tab/><text:tab/></text:span><text:span text:style-name="T16"><text:tab/><text:tab/><text:tab/><text:tab/><text:tab/> <text:s text:c="16"/></text:span><text:a xlink:type="simple" xlink:href="https://ddaniel.dev/" text:style-name="Internet_20_link" text:visited-style-name="Visited_20_Internet_20_Link"><text:span text:style-name="T18">ddaniel.dev</text:span></text:a></text:p>
      <text:p text:style-name="P33">My personal website, to showcase my skills and projects</text:p>
      <text:p text:style-name="P4">• <text:span text:style-name="T71">React</text:span> + Typescript, Rust + Rocket, <text:span text:style-name="T66">Tailwind CSS</text:span></text:p>
      <text:p text:style-name="P20"><text:span text:style-name="T59">Trips!</text:span><text:span text:style-name="T58"><text:tab/></text:span><text:span text:style-name="T57"><text:tab/><text:tab/><text:tab/><text:tab/><text:tab/><text:tab/> <text:s text:c="2"/><text:tab/> <text:s text:c="50"/></text:span><text:a xlink:type="simple" xlink:href="https://play.google.com/store/apps/details?id=com.tripsphoexa.app" text:style-name="Internet_20_link" text:visited-style-name="Visited_20_Internet_20_Link"><text:span text:style-name="T17">play.google.com</text:span></text:a></text:p>
      <text:p text:style-name="P34">Android app to manage &amp; organize trips, with cloud storage and sharing features</text:p>
      <text:p text:style-name="P9">• <text:span text:style-name="T67">SvelteKit</text:span> + Typescript, <text:span text:style-name="T67">Supabase</text:span>, <text:span text:style-name="T66">Tailwind CSS</text:span></text:p>
      <text:p text:style-name="P20"><text:span text:style-name="T58">wwwallet<text:tab/></text:span><text:span text:style-name="T57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6">wwwallet.app</text:span></text:a></text:p>
      <text:p text:style-name="P32">Cryptocurrency trading &amp; investments tracking web and mobile app, updated real-time</text:p>
      <text:p text:style-name="P2">• Vue + Pinia, Express, MongoDB, SASS</text:p>
      <text:p text:style-name="P20"><text:span text:style-name="T58">Sort Visualizer</text:span><text:span text:style-name="T57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6">sortvisualizer.com</text:span></text:a></text:p>
      <text:p text:style-name="P32"><text:span text:style-name="T68">Educational w</text:span>eb application to display and animate 15+ sorting algorithms</text:p>
      <text:p text:style-name="P2">• Vanilla JavaScript, Flask, CSS</text:p>
      <text:p text:style-name="P2"/>
      <text:p text:style-name="P23">Education</text:p>
      <text:p text:style-name="P18">ITIS Cuneo Delpozzo – Computer Science and Telecommunications<text:tab/><text:tab/><text:tab/><text:tab/> <text:s text:c="5"/><text:span text:style-name="T13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4-06-26T17:44:35.256035419</dc:date>
    <meta:editing-duration>PT2H5M11S</meta:editing-duration>
    <meta:editing-cycles>46</meta:editing-cycles>
    <meta:generator>LibreOffice/7.6.7.2$Linux_X86_64 LibreOffice_project/60$Build-2</meta:generator>
    <meta:print-date>2024-06-26T17:44:19.584293700</meta:print-date>
    <meta:printed-by>PDF files</meta:printed-by>
    <meta:document-statistic meta:table-count="0" meta:image-count="0" meta:object-count="0" meta:page-count="1" meta:paragraph-count="52" meta:word-count="431" meta:character-count="3482" meta:non-whitespace-character-count="2594"/>
  </office:meta>
</office:document-meta>
</file>